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font-name="David CLM" fo:font-weight="bold" style:font-weight-asian="bold" style:font-name-complex="David CLM" style:font-weight-complex="bold"/>
    </style:style>
    <style:style style:name="P4" style:family="paragraph" style:parent-style-name="Heading_20_2">
      <style:text-properties style:font-name="David CLM" fo:font-weight="bold" officeooo:rsid="04e805b6" officeooo:paragraph-rsid="04e805b6" style:font-weight-asian="bold" style:font-name-complex="David CLM" style:font-weight-complex="bold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David CLM" fo:font-size="12pt" officeooo:rsid="04e805b6" officeooo:paragraph-rsid="04e805b6" style:font-size-asian="12pt" style:font-name-complex="David CLM" style:font-size-complex="12pt"/>
    </style:style>
    <style:style style:name="P6" style:family="paragraph" style:parent-style-name="Text_20_body">
      <style:text-properties style:font-name="David CLM" officeooo:rsid="04dfe73e" officeooo:paragraph-rsid="04dfe73e" style:font-name-complex="David CLM"/>
    </style:style>
    <style:style style:name="P7" style:family="paragraph" style:parent-style-name="Text_20_body">
      <style:text-properties style:font-name="David CLM" officeooo:rsid="04e1a74c" officeooo:paragraph-rsid="04e1a74c" style:font-name-complex="David CLM"/>
    </style:style>
    <style:style style:name="P8" style:family="paragraph" style:parent-style-name="Text_20_body">
      <style:text-properties style:font-name="David CLM" officeooo:rsid="04e2bc3b" officeooo:paragraph-rsid="04e2bc3b" style:font-name-complex="David CLM"/>
    </style:style>
    <style:style style:name="P9" style:family="paragraph" style:parent-style-name="Text_20_body">
      <style:text-properties style:font-name="David CLM" officeooo:rsid="04e5433c" officeooo:paragraph-rsid="04e805b6" style:font-name-complex="David CLM"/>
    </style:style>
    <style:style style:name="P10" style:family="paragraph" style:parent-style-name="Text_20_body">
      <style:text-properties style:font-name="David CLM" officeooo:rsid="02d00e5f" officeooo:paragraph-rsid="032aa1da" style:font-name-complex="David CLM"/>
    </style:style>
    <style:style style:name="P11" style:family="paragraph" style:parent-style-name="Heading_20_1">
      <style:text-properties style:font-name="David CLM" officeooo:rsid="04a34e3d" officeooo:paragraph-rsid="04a34e3d" style:font-name-complex="David CLM"/>
    </style:style>
    <style:style style:name="P12" style:family="paragraph" style:parent-style-name="Heading_20_3">
      <style:text-properties style:font-name="David CLM" fo:font-weight="bold" officeooo:paragraph-rsid="04f20317" style:font-weight-asian="bold" style:font-name-complex="David CLM" style:font-weight-complex="bold"/>
    </style:style>
    <style:style style:name="P13" style:family="paragraph" style:parent-style-name="Default_7e_LT_7e_Gliederung_20_1" style:list-style-name="L3">
      <style:paragraph-properties fo:text-align="end" style:justify-single-word="false" style:writing-mode="rl-tb"/>
      <style:text-properties officeooo:paragraph-rsid="05132dc5"/>
    </style:style>
    <style:style style:name="P14" style:family="paragraph" style:parent-style-name="Default_7e_LT_7e_Gliederung_20_1" style:list-style-name="L4">
      <style:paragraph-properties fo:text-align="end" style:justify-single-word="false" style:writing-mode="rl-tb"/>
      <style:text-properties officeooo:paragraph-rsid="0520489d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font-name="David CLM" fo:font-size="12pt" officeooo:paragraph-rsid="04e9d028" style:font-size-asian="12pt" style:font-name-complex="David CLM" style:font-size-complex="12pt"/>
    </style:style>
    <style:style style:name="P16" style:family="paragraph" style:parent-style-name="Default_7e_LT_7e_Gliederung_20_1" style:list-style-name="L1">
      <style:paragraph-properties fo:text-align="end" style:justify-single-word="false" style:writing-mode="rl-tb"/>
      <style:text-properties style:font-name="David CLM" fo:font-size="12pt" officeooo:rsid="04f09204" officeooo:paragraph-rsid="04f09204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font-name="David CLM" fo:font-size="12pt" officeooo:rsid="04f09204" officeooo:paragraph-rsid="04f09204" style:font-size-asian="12pt" style:font-name-complex="David CLM" style:font-size-complex="12pt"/>
    </style:style>
    <style:style style:name="P18" style:family="paragraph" style:parent-style-name="Default_7e_LT_7e_Gliederung_20_1" style:list-style-name="L2">
      <style:paragraph-properties fo:text-align="end" style:justify-single-word="false" style:writing-mode="rl-tb"/>
      <style:text-properties style:font-name="David CLM" fo:font-size="12pt" officeooo:rsid="050ff1fc" officeooo:paragraph-rsid="050ff1fc" style:font-size-asian="12pt" style:font-name-complex="David CLM" style:font-size-complex="12pt"/>
    </style:style>
    <style:style style:name="P19" style:family="paragraph" style:parent-style-name="Default_7e_LT_7e_Gliederung_20_1" style:list-style-name="L3">
      <style:paragraph-properties fo:text-align="end" style:justify-single-word="false" style:writing-mode="rl-tb"/>
      <style:text-properties style:font-name="David CLM" fo:font-size="12pt" officeooo:rsid="05132dc5" officeooo:paragraph-rsid="05132dc5" style:font-size-asian="12pt" style:font-name-complex="David CLM" style:font-size-complex="12pt"/>
    </style:style>
    <style:style style:name="P20" style:family="paragraph" style:parent-style-name="Default_7e_LT_7e_Gliederung_20_1" style:list-style-name="L2">
      <style:paragraph-properties fo:text-align="end" style:justify-single-word="false" style:writing-mode="rl-tb"/>
      <style:text-properties style:font-name="David CLM" fo:font-size="12pt" officeooo:rsid="0518d3fb" officeooo:paragraph-rsid="051e36eb" style:font-size-asian="12pt" style:font-name-complex="David CLM" style:font-size-complex="12pt"/>
    </style:style>
    <style:style style:name="P21" style:family="paragraph" style:parent-style-name="Default_7e_LT_7e_Gliederung_20_1">
      <style:paragraph-properties fo:text-align="end" style:justify-single-word="false" style:writing-mode="rl-tb"/>
      <style:text-properties style:font-name="David CLM" fo:font-size="12pt" officeooo:rsid="05061369" officeooo:paragraph-rsid="0518d3fb" style:font-size-asian="12pt" style:font-name-complex="David CLM" style:font-size-complex="12pt"/>
    </style:style>
    <style:style style:name="P22" style:family="paragraph" style:parent-style-name="Default_7e_LT_7e_Gliederung_20_1">
      <style:paragraph-properties fo:text-align="end" style:justify-single-word="false" style:writing-mode="rl-tb"/>
      <style:text-properties officeooo:rsid="05147c7e" officeooo:paragraph-rsid="05147c7e"/>
    </style:style>
    <style:style style:name="P23" style:family="paragraph" style:parent-style-name="Default_7e_LT_7e_Gliederung_20_1">
      <style:paragraph-properties fo:text-align="start" style:justify-single-word="false" style:writing-mode="lr-tb"/>
      <style:text-properties style:font-name="David CLM" fo:font-size="12pt" officeooo:paragraph-rsid="04e9d028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paragraph-rsid="04ed1752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efcca6" officeooo:paragraph-rsid="04efcca6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09204" officeooo:paragraph-rsid="04f09204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59c99" officeooo:paragraph-rsid="04f59c99" style:font-size-asian="12pt" style:font-name-complex="David CLM" style:font-size-complex="12pt"/>
    </style:style>
    <style:style style:name="P29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763ac" officeooo:paragraph-rsid="04f763ac" style:font-size-asian="12pt" style:font-name-complex="David CLM" style:font-size-complex="12pt"/>
    </style:style>
    <style:style style:name="P3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c3ed4" officeooo:paragraph-rsid="04fc3ed4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2d8f9" officeooo:paragraph-rsid="0502d8f9" style:font-size-asian="12pt" style:font-name-complex="David CLM" style:font-size-complex="12pt"/>
    </style:style>
    <style:style style:name="P3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61369" officeooo:paragraph-rsid="05061369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b5222" officeooo:paragraph-rsid="050b5222" style:font-size-asian="12pt" style:font-name-complex="David CLM" style:font-size-complex="12pt"/>
    </style:style>
    <style:style style:name="P3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cbe82" officeooo:paragraph-rsid="050cbe82" style:font-size-asian="12pt" style:font-name-complex="David CLM" style:font-size-complex="12pt"/>
    </style:style>
    <style:style style:name="P3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e5fac" officeooo:paragraph-rsid="050e5fac" style:font-size-asian="12pt" style:font-name-complex="David CLM" style:font-size-complex="12pt"/>
    </style:style>
    <style:style style:name="P3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f376f" officeooo:paragraph-rsid="050f376f" style:font-size-asian="12pt" style:font-name-complex="David CLM" style:font-size-complex="12pt"/>
    </style:style>
    <style:style style:name="P3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113994" officeooo:paragraph-rsid="05113994" style:font-size-asian="12pt" style:font-name-complex="David CLM" style:font-size-complex="12pt"/>
    </style:style>
    <style:style style:name="P3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20489d" officeooo:paragraph-rsid="0520489d" style:font-size-asian="12pt" style:font-name-complex="David CLM" style:font-size-complex="12pt"/>
    </style:style>
    <style:style style:name="P39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style:font-size-asian="12pt" style:font-name-complex="David CLM" style:font-size-complex="12pt"/>
    </style:style>
    <style:style style:name="P40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paragraph-rsid="04ecb6aa" style:font-size-asian="12pt" style:font-name-complex="David CLM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4ddf6bc"/>
    </style:style>
    <style:style style:name="T4" style:family="text">
      <style:text-properties officeooo:rsid="04e1a74c"/>
    </style:style>
    <style:style style:name="T5" style:family="text">
      <style:text-properties fo:font-style="normal" officeooo:rsid="04e74034" style:font-style-asian="normal" style:font-style-complex="normal"/>
    </style:style>
    <style:style style:name="T6" style:family="text">
      <style:text-properties officeooo:rsid="04e805b6"/>
    </style:style>
    <style:style style:name="T7" style:family="text">
      <style:text-properties fo:color="#000000"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text-position="-31% 100%" fo:font-style="italic" fo:text-shadow="none" style:text-underline-style="none" fo:font-weight="normal" officeooo:rsid="04ecb6aa" style:letter-kerning="true" style:font-style-asian="italic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50e5fac" style:letter-kerning="true" style:font-style-asian="normal" style:font-weight-asian="bold" style:font-style-complex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518d1c6" style:letter-kerning="true" style:font-style-asian="normal" style:font-weight-asian="bold" style:font-style-complex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9d028" style:letter-kerning="true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cb6aa" style:letter-kerning="true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d1752" style:letter-kerning="true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e1cf1" style:letter-kerning="true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37f32" style:letter-kerning="true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6d3bd" style:letter-kerning="true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803b4" style:letter-kerning="true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ac1ca" style:letter-kerning="true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0b5222" style:letter-kerning="true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803b4" style:letter-kerning="true" style:font-style-asian="normal" style:font-weight-asian="normal" style:font-style-complex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e0b56" style:letter-kerning="true" style:font-style-asian="normal" style:font-weight-asian="normal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fe036" style:letter-kerning="true" style:font-style-asian="normal" style:font-weight-asian="normal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0a153b" style:letter-kerning="true" style:font-style-asian="normal" style:font-weight-asian="normal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0e5fac" style:letter-kerning="true" style:font-style-asian="normal" style:font-weight-asian="normal" style:font-style-complex="normal" style:text-emphasize="none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32dc5" style:letter-kerning="true" style:font-style-asian="normal" style:font-weight-asian="normal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8a79e" style:letter-kerning="true" style:font-style-asian="normal" style:font-weight-asian="normal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e82fa" style:letter-kerning="true" style:font-style-asian="normal" style:font-weight-asian="normal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052f5" style:letter-kerning="true" style:font-style-asian="normal" style:font-weight-asian="normal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09960" style:letter-kerning="true" style:font-style-asian="normal" style:font-weight-asian="normal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8d1c6" style:letter-kerning="true" style:font-style-asian="normal" style:font-weight-asian="normal" style:font-style-complex="normal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8d3fb" style:letter-kerning="true" style:font-style-asian="normal" style:font-weight-asian="normal" style:font-style-complex="normal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8e17d" style:letter-kerning="true" style:font-style-asian="normal" style:font-weight-asian="normal" style:font-style-complex="normal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95ee7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b0113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c4583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1e36eb" style:letter-kerning="true" style:font-style-asian="normal" style:font-weight-asian="normal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9d028" style:letter-kerning="true" style:font-style-asian="italic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b2453" style:letter-kerning="true" style:font-style-asian="italic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cb6aa" style:letter-kerning="true" style:font-style-asian="italic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48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803b4" style:letter-kerning="true" style:font-style-asian="italic" style:font-weight-asian="normal" style:font-style-complex="italic" style:text-emphasize="none"/>
    </style:style>
    <style:style style:name="T49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e0b56" style:letter-kerning="true" style:font-style-asian="italic" style:font-weight-asian="normal" style:font-style-complex="italic" style:text-emphasize="none"/>
    </style:style>
    <style:style style:name="T50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51052f5" style:letter-kerning="true" style:font-style-asian="italic" style:font-weight-asian="normal" style:font-style-complex="italic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51b0113" style:letter-kerning="true" style:font-style-asian="italic" style:font-weight-asian="normal" style:font-style-complex="italic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5132dc5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5160c37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520489d" style:letter-kerning="true" style:font-size-asian="12pt" style:font-style-asian="normal" style:font-weight-asian="normal" style:font-name-complex="David CLM" style:font-size-complex="12pt" style:text-emphasize="none"/>
    </style:style>
    <style:style style:name="T57" style:family="text"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bold" style:letter-kerning="true" style:font-size-asian="12pt" style:font-style-asian="normal" style:font-weight-asian="bold" style:font-name-complex="David CLM" style:font-size-complex="12pt" style:font-style-complex="normal" style:font-weight-complex="bold" style:text-emphasize="none"/>
    </style:style>
    <style:style style:name="T58" style:family="text">
      <style:text-properties fo:color="#000000" style:text-outline="false" style:text-line-through-style="none" style:text-line-through-type="none" style:font-name="David CLM" fo:font-size="12pt" fo:font-style="italic" fo:text-shadow="none" style:text-underline-style="none" fo:font-weight="normal" officeooo:rsid="05132dc5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59" style:family="text">
      <style:text-properties fo:color="#000000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0" style:family="text">
      <style:text-properties fo:color="#000000" style:text-outline="false" style:text-line-through-style="none" style:text-line-through-type="none" style:font-name="David CLM" fo:font-size="12pt" fo:font-style="italic" fo:text-shadow="none" style:text-underline-style="none" fo:font-weight="normal" officeooo:rsid="05160c37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4e5433c" style:letter-kerning="true" style:font-style-asian="normal" style:font-weight-asian="bold" style:font-weight-complex="bold" style:text-emphasize="none"/>
    </style:style>
    <style:style style:name="T6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4e5433c" style:letter-kerning="true" style:font-style-asian="normal" style:font-weight-asian="normal" style:text-emphasize="none"/>
    </style:style>
    <style:style style:name="T63" style:family="text">
      <style:text-properties style:use-window-font-color="true" style:text-outline="false" style:text-line-through-style="none" style:text-line-through-type="none" fo:font-style="italic" fo:text-shadow="none" style:text-underline-style="none" fo:font-weight="normal" officeooo:rsid="04e5433c" style:letter-kerning="true" style:font-style-asian="italic" style:font-weight-asian="normal" style:text-emphasize="none"/>
    </style:style>
    <style:style style:name="T64" style:family="text">
      <style:text-properties officeooo:rsid="04f2031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אלגוריתמים לחלוקה הוגנת של שכר דירה<text:span text:style-name="T3"> - המשך</text:span></text:h>
      <text:p text:style-name="P3">המודל <text:span text:style-name="T3">הקרדינלי</text:span></text:p>
      <text:p text:style-name="P6">במודל הקרדינלי, כל אחד מהשותפים מייחס <text:span text:style-name="T1">ערך מספרי </text:span>לכל חדר<text:span text:style-name="T4">, המשקף את הסכום המירבי (לחודש) שהוא מוכן לשלם עבור החדר. ההנחות הן:</text:span></text:p>
      <text:p text:style-name="P7">* החדרים הם סבירים - סכום הערכים שכל שותף מייחס לכל החדרים שווה לפחות כמו שכר-הדירה הכולל.</text:p>
      <text:p text:style-name="P7">* הדיירים הם <text:span text:style-name="T2">קוואזי-ליניאריים </text:span>- אם דייר חושב שחדר מסויים שווה v, ושכר-הדירה על החדר הזה הוא p, אז ה<text:span text:style-name="T2">תועלת </text:span>של הדייר (= רמת השמחה שלו) היא v פחות p.</text:p>
      <text:p text:style-name="P8"><text:span text:style-name="T5">במודל זה, </text:span><text:span text:style-name="T2">חלוקה ללא קנאה </text:span>היא חלוקה שבה כל שותף מקבל חדר עם תג-מחיר, כך שהתועלת של כל שותף מהחדר שלו גדולה לפחות כמו התועלת שלו מכל חדר אחר (ֻבהינתן המחירים).</text:p>
      <text:p text:style-name="P9">הנחת הקוואזי-ליניאריות בדרך-כלל סותרת את "הנחת הדיירים העניים" מהמודל האורדינלי<text:span text:style-name="T2"> (מדוע?)</text:span>.<text:span text:style-name="T6"> לכן, אלגוריתם סימונס-סו לא יעבוד.</text:span></text:p>
      <text:p text:style-name="P4">הגינות ויעילות</text:p>
      <text:p text:style-name="P5">כהכנה לאלגוריתם, נוכיח משפט מעניין המקשר בין הגינות ליעילות בבעיית חלוקת החדרים.</text:p>
      <text:p text:style-name="P15"><text:span text:style-name="T61">משפט</text:span><text:span text:style-name="T62">: </text:span><text:span text:style-name="T63">בכל</text:span><text:span text:style-name="T62"> השמה ללא קנאה, סכום הערכים של הדיירים בחדרים שהם גרים בהם הוא מקסימלי.</text:span></text:p>
      <text:p text:style-name="P15"><text:span text:style-name="T9">הוכחה</text:span><text:span text:style-name="T13">: תהי X השמת-חדרים ללא קנאה.</text:span><text:span text:style-name="T14"> </text:span><text:span text:style-name="T13">תהי Y השמה אחרת כלשהי. לפי הגדרת קנאה:</text:span></text:p>
      <text:p text:style-name="P23"><text:span text:style-name="T43">V</text:span><text:span text:style-name="T7">i</text:span><text:span text:style-name="T43">(X</text:span><text:span text:style-name="T7">i</text:span><text:span text:style-name="T43">) – P(X</text:span><text:span text:style-name="T7">i</text:span><text:span text:style-name="T43">) </text:span><text:span text:style-name="T44"><text:s/></text:span><text:span text:style-name="T43">≥</text:span><text:span text:style-name="T44"> </text:span><text:span text:style-name="T43"><text:s/>V</text:span><text:span text:style-name="T7">i</text:span><text:span text:style-name="T43">(Y</text:span><text:span text:style-name="T7">i</text:span><text:span text:style-name="T43">) – P(Y</text:span><text:span text:style-name="T7">i</text:span><text:span text:style-name="T43">)</text:span></text:p>
      <text:p text:style-name="P24"><text:span text:style-name="T13">נסכום על כל הדיירים, </text:span><text:span text:style-name="T43">i</text:span><text:span text:style-name="T13"> בין 1 ל-</text:span><text:span text:style-name="T43">n</text:span><text:span text:style-name="T13">:</text:span></text:p>
      <text:p text:style-name="P39"><text:span text:style-name="T43">∑(V</text:span><text:span text:style-name="T7">i</text:span><text:span text:style-name="T43">(X</text:span><text:span text:style-name="T7">i</text:span><text:span text:style-name="T43">) – P(X</text:span><text:span text:style-name="T7">i</text:span><text:span text:style-name="T43">)) </text:span><text:span text:style-name="T45"><text:s/></text:span><text:span text:style-name="T43">≥</text:span><text:span text:style-name="T45"> </text:span><text:span text:style-name="T43"><text:s/>∑(V</text:span><text:span text:style-name="T7">i</text:span><text:span text:style-name="T43">(Y</text:span><text:span text:style-name="T7">i</text:span><text:span text:style-name="T43">) – P(Y</text:span><text:span text:style-name="T7">i</text:span><text:span text:style-name="T43">))</text:span></text:p>
      <text:p text:style-name="P39"><text:span text:style-name="T43">∑V</text:span><text:span text:style-name="T7">i</text:span><text:span text:style-name="T43">(X</text:span><text:span text:style-name="T7">i</text:span><text:span text:style-name="T43">) – ∑P(X</text:span><text:span text:style-name="T7">i</text:span><text:span text:style-name="T43">) ≥ ∑V</text:span><text:span text:style-name="T7">i</text:span><text:span text:style-name="T43">(Y</text:span><text:span text:style-name="T7">i</text:span><text:span text:style-name="T43">) – ∑P(Y</text:span><text:span text:style-name="T7">i</text:span><text:span text:style-name="T43">)</text:span></text:p>
      <text:p text:style-name="P24"><text:span text:style-name="T23">בשני</text:span><text:span text:style-name="T9"> </text:span><text:span text:style-name="T13">הצדדים, סכום המחירים שווה למחיר הדירה.</text:span><text:span text:style-name="T15"> לכן אפשר לצמצם אותו ומקבלים:</text:span></text:p>
      <text:p text:style-name="P40"><text:span text:style-name="T46">∑V</text:span><text:span text:style-name="T8">i</text:span><text:span text:style-name="T46">(X</text:span><text:span text:style-name="T8">i</text:span><text:span text:style-name="T46">) ≥ ∑V</text:span><text:span text:style-name="T8">i</text:span><text:span text:style-name="T46">(Y</text:span><text:span text:style-name="T8">i</text:span><text:span text:style-name="T46">)</text:span></text:p>
      <text:p text:style-name="P25"><text:span text:style-name="T16">מכאן</text:span><text:span text:style-name="T22">:</text:span><text:span text:style-name="T16"> בהשמה X, סכום הערכים גדול לפחות כמו בהשמה Y</text:span><text:span text:style-name="T22">.</text:span><text:span text:style-name="T17"> ***</text:span></text:p>
      <text:p text:style-name="P26"><text:span text:style-name="T16">ש</text:span><text:span text:style-name="T13">ימו לב - יש הבדל בין הבעיה הזאת לבעיית חלוקת העוגה: בחלוקת העוגה, היינו צריכים לעבוד קשה כדי למצוא חלוקה שהיא גם ללא-קנאה וגם יעילה. כאן, </text:span><text:span text:style-name="T9">כל</text:span><text:span text:style-name="T13"> חלוקה ללא-קנאה היא יעילה. </text:span></text:p>
      <text:p text:style-name="P27"><text:span text:style-name="T13">המשפט הזה</text:span><text:span text:style-name="T22"> נותן לנו </text:span><text:span text:style-name="T13">כיוון </text:span><text:span text:style-name="T22">לאלגוריתם למציאת </text:span><text:span text:style-name="T13">חלוקה ללא קנאה. נעבוד בשני שלבים:</text:span></text:p>
      <text:list xml:id="list2453924677" text:style-name="L1">
        <text:list-item>
          <text:p text:style-name="P16"><text:span text:style-name="T13">שלב א: נמצא השמה של אנשים לחדרים, הממקסמת את סכום הערכים. </text:span></text:p>
        </text:list-item>
        <text:list-item>
          <text:p text:style-name="P16"><text:span text:style-name="T13">שלב </text:span><text:span text:style-name="T18">ב: נקבע מחיר לכל חדר, כך שההשמה עם המחירים היא ללא קנאה.</text:span></text:p>
        </text:list-item>
      </text:list>
      <text:p text:style-name="P17"><text:span text:style-name="T13"/></text:p>
      <text:p text:style-name="P12"><text:span text:style-name="T64">שלב א: מציאת השמה עם סכום ערכים מקסימלי</text:span></text:p>
      <text:p text:style-name="P28"><text:span text:style-name="T13">נניח שיש n אנשים ו-n חדרים. כמה השמות שונות של אנשים לחדרים יש? תשובה: n! (עצרת). אם n קטן אפשר לבדוק את כולן, אבל אם n גדול זה לא מעשי.</text:span></text:p>
      <text:p text:style-name="P28"><text:span text:style-name="T13">אנחנו נלמד עכשיו אלגוריתם הפותר את </text:span><text:span text:style-name="T47">בעיית ההשמה </text:span><text:span text:style-name="T13">(assignment problem)</text:span><text:span text:style-name="T19"> בזמן סביר.</text:span></text:p>
      <text:p text:style-name="P29"><text:span text:style-name="T19">ל</text:span><text:span text:style-name="T13">בעיית ההשמה יש הרבה מאד שימושים בתעשיה ובחקר-ביצועים - לא רק בחלוקה הוגנת. </text:span><text:span text:style-name="T21">הניסוח המקורי של הבעיה הוא: </text:span><text:span text:style-name="T20">יש n עובדים ו-n משימות. לכל זוג של עובד-משימה ישנה </text:span><text:span text:style-name="T48">עלות </text:span><text:span text:style-name="T24">מסויימת הקובעת, למשל, כמה זמן העובד צריך כדי לבצע את המשימה. צריך לתת משימה אחת לכל עובד, כך שסכום העלויות הוא מינימלי.</text:span><text:span text:style-name="T26"> </text:span><text:span text:style-name="T49">לדוגמה</text:span><text:span text:style-name="T26">: תחנת מוניות מסויימת מקבלת בו-זמנית 3 הזמנות לנסיעה. לתחנה יש 3 מוניות הנמצאות במקומות שונים. לכל זוג מונית-נוסע ישנה עלות הנובעת מהזמן שייקח למונית להגיע אל הנוסע. התחנה צר</text:span><text:span text:style-name="T27">יכה להתאים מונית לכל נוסע, כך שסכום זמני ההגעה יהיה קטן ביותר.</text:span></text:p>
      <text:p text:style-name="P30"><text:span text:style-name="T27">בבעיית חלוקת החדרים, אנחנו </text:span><text:span text:style-name="T25">מחפשים השמה שבה סכום הערכים הוא </text:span><text:span text:style-name="T47">מקסימלי</text:span><text:span text:style-name="T25">, אבל ההבדל הזה הוא טכני בלבד - אם יש לנו פתרון לבעיית ההשמה עם סכום מינימלי, אנחנו יכולים פשוט להריץ אותו עם ערכים שליליים, ונקבל פתרון עם סכום מקסימלי.</text:span></text:p>
      <text:p text:style-name="P31"><text:span text:style-name="T25">יש אלגוריתמים רבים לפתרון בעיית ההשמה. אנחנו נלמד אלגוריתם אחד שנקרא </text:span><text:span text:style-name="T47">האלגוריתם ההונגרי</text:span><text:span text:style-name="T28"> (Hungarian Algorithm / Munkres Algorithm / Kuhn Algorithm).</text:span></text:p>
      <text:p text:style-name="P32"><text:span text:style-name="T25">הקלט לאלגוריתם הוא מטריצה ריבועית בגודל n על n. כל שורה מייצגת עובד, כל עמודה מייצגת משימה, וכל משבצת מייצגת את העלות של הזוג עובד-משימה.</text:span></text:p>
      <text:p text:style-name="P34"><text:span text:style-name="T25">האלגוריתם מסתמך על </text:span><text:span text:style-name="T29">שתי הלמות הבאות:</text:span></text:p>
      <text:p text:style-name="P33"><text:span text:style-name="T11">למה1</text:span><text:span text:style-name="T25">: אם מוסיפים את אותו מספר לכל המשבצות באותו טור/שורה, ההשמה המינימלית לא משתנה.</text:span></text:p>
      <text:p text:style-name="P33"><text:span text:style-name="T10">הוכחה</text:span><text:span text:style-name="T25">: כל השמה כוללת משבצת אחת מכל טור ומשבצת אחת מכל שורה. לכן, אם מוסיפים x לכל המשבצות באותו טור או באותה שורה, הערך של כל ההשמות גדל ב-x. לכן ההשמה שהיתה מינימלית קודם נשארת מינימלית גם עכשיו. ***</text:span></text:p>
      <text:p text:style-name="P35"><text:span text:style-name="T10">למה2</text:span><text:span text:style-name="T25">: אם כל המספרים במטריצה הם לפחות 0, <text:s/>ומצאנו השמה שבה כל המשבצות הן 0, אז זו השמה עם עלות מינימלית.</text:span></text:p>
      <text:p text:style-name="P35"><text:span text:style-name="T10">הוכחה</text:span><text:span text:style-name="T25">: אם כל המספרים הם לפחות 0, לא יכולה להיות השמה עם עלות נמוכה יותר מ-0. ***</text:span></text:p>
      <text:p text:style-name="P37"><text:span text:style-name="T25">משפט נוסף שנצטרך הוא משפט כללי בתורת הגרפים שנקרא </text:span><text:span text:style-name="T10">משפט קניג</text:span><text:span text:style-name="T25">. המשפט מקשר בין שני מושגים בתורת הגרפים: </text:span><text:span text:style-name="T47">שידוך </text:span><text:span text:style-name="T25">(matching) ו</text:span><text:span text:style-name="T47">כיסוי </text:span><text:span text:style-name="T25">(covering)</text:span><text:span text:style-name="T30">. למדתם על זה בקורס קודם, אבל כדי לרענן את הזיכרון:</text:span></text:p>
      <text:list xml:id="list2857684344" text:style-name="L3">
        <text:list-item>
          <text:p text:style-name="P19"><text:span text:style-name="T47">שידוך </text:span><text:span text:style-name="T25">הוא אוסף של קשתות, כך שכל צומת נוגע בקשת אחת לכל היותר (כך שכל צומת יכול להיות משודך לצומת אחד אחר, או להישאר לא משודך).</text:span></text:p>
        </text:list-item>
        <text:list-item>
          <text:p text:style-name="P13"><text:span text:style-name="T58">כיסוי </text:span><text:span text:style-name="T53">הוא אוסף של צמתים, כך שכל קשת נוגעת בצומת אחד לפחות.</text:span></text:p>
        </text:list-item>
      </text:list>
      <text:p text:style-name="P22"><text:span text:style-name="T54">אם קיים שידוך בגודל k, אז כל כיסוי חייב להיות בגודל k לפחות - אחרת לא נצליח לכסות את כל הקשתות בשידוך.</text:span></text:p>
      <text:p text:style-name="P22"><text:span text:style-name="T54">מכאן: השידוך </text:span><text:span text:style-name="T59">הגדול ביותר </text:span><text:span text:style-name="T54">בגרף, שווה או קטן מהכיסוי </text:span><text:span text:style-name="T59">הקטן ביותר </text:span><text:span text:style-name="T54">באותו גרף.</text:span></text:p>
      <text:p text:style-name="P22"><text:span text:style-name="T57">משפט קניג</text:span><text:span text:style-name="T54">: בגרף דו-צדדי, </text:span><text:span text:style-name="T55">מספר הקשתות בשידוך </text:span><text:span text:style-name="T60">הגדול ביותר </text:span><text:span text:style-name="T55">שווה למספר הצמתים בשידוך </text:span><text:span text:style-name="T60">הקטן ביותר</text:span><text:span text:style-name="T55">.</text:span></text:p>
      <text:p text:style-name="P37"><text:span text:style-name="T30"/></text:p>
      <text:p text:style-name="P36"><text:span text:style-name="T31">עכשיו נחזור למטריצת העלויות. </text:span><text:span text:style-name="T25">כדי למצוא השמה מינימלית, אנחנו נחסר מספרים מטורים ושורות, ננסה ליצור כמה שיותר אפסים, ואז ננסה ליצור השמה </text:span><text:span text:style-name="T32">עם עלות 0</text:span><text:span text:style-name="T25">.</text:span></text:p>
      <text:list xml:id="list690233028" text:style-name="L2">
        <text:list-item>
          <text:p text:style-name="P18"><text:span text:style-name="T10">צעד 1</text:span><text:span text:style-name="T33">. עבור כל שורה/טור, מצא את המספר המינימלי בשורה/טור, והפחת אותו מכל המשבצות באותה שורה/טור. עכשיו, בכל שורה/טור יש לפחות אפס אחד.</text:span></text:p>
        </text:list-item>
        <text:list-item>
          <text:p text:style-name="P18"><text:span text:style-name="T10">צעד 2</text:span><text:span text:style-name="T33">. צור את </text:span><text:span text:style-name="T50">גרף האפסים</text:span><text:span text:style-name="T33"> - גרף דו-צדדי שבו, בצד אחד נמצאות השורות, בצד שני הטורים, ויש קשת בין שורה לטור אם"ם יש 0 במשבצת המתאימה.</text:span></text:p>
        </text:list-item>
        <text:list-item>
          <text:p text:style-name="P18"><text:span text:style-name="T10">צעד 3</text:span><text:span text:style-name="T33">. מצא </text:span><text:span text:style-name="T50">שידוך גדול ביותר</text:span><text:span text:style-name="T33"> בגרף האפסים. אם גודל השידוך שנמצא הוא </text:span><text:span text:style-name="T50">n</text:span><text:span text:style-name="T33"> - מצאנו השמת-אפסים, וזו ההשמה המינימלית.</text:span></text:p>
        </text:list-item>
        <text:list-item>
          <text:p text:style-name="P18"><text:span text:style-name="T10">צעד 4</text:span><text:span text:style-name="T33">. אם השידוך הגדול ביותר קטן מ-</text:span><text:span text:style-name="T50">n</text:span><text:span text:style-name="T33">, </text:span><text:span text:style-name="T34">אז מצא </text:span><text:span text:style-name="T51">כיסוי קטן ביותר</text:span><text:span text:style-name="T34"> בגרף האפסים</text:span><text:span text:style-name="T35">. </text:span><text:span text:style-name="T36">לפי משפט קניג, גודל הכיסוי שווה לגודל השידוך שמצאנו בצעד 3, כלומר הוא קטן מ-n. במטריצה, "כיסוי" משמעו פשוט העברת קוים על שורות ועל טורים, כך שכל האפסים מכוסים; לפי משפט קניג, </text:span><text:span text:style-name="T37">מספר</text:span><text:span text:style-name="T36"> הקוים קטן מ-n.</text:span></text:p>
        </text:list-item>
        <text:list-item>
          <text:p text:style-name="P20"><text:span text:style-name="T12">צ</text:span><text:span text:style-name="T10">עד 5</text:span><text:span text:style-name="T33">. עכשיו כל האפסים מכוסים, אבל מספר הקוים קטן מ-n ולכן יש משבצות לא מכוסות. מצא את הערך </text:span><text:span text:style-name="T50">הקטן ביותר </text:span><text:span text:style-name="T33">שאינו מכוסה</text:span><text:span text:style-name="T38">, נניח x (שהוא מספר חיובי)</text:span><text:span text:style-name="T33">. הפחת </text:span><text:span text:style-name="T38">x </text:span><text:span text:style-name="T33">מכל שורה לא-מכוסה, והוסף </text:span><text:span text:style-name="T38">x </text:span><text:span text:style-name="T33">לכל טור מכוסה</text:span><text:span text:style-name="T42">.</text:span><text:span text:style-name="T33"> </text:span><text:span text:style-name="T42"><text:s text:c="2"/></text:span><text:span text:style-name="T52">שימו לב</text:span><text:span text:style-name="T40"> - </text:span><text:span text:style-name="T41">כל המספרים במטריצה נשארים לפחות 0. למה? כי לפני השינוי, כל המספרים הלא-מכוסים היו לפחות x, כך שגם אחרי שהורדנו x הם נשארו לפחות 0. לגבי המספרים המכוסים - אם הם מכוסים ע"י שורה, לא הפחתנו מהם שום דבר, ואם הם מכוסים ע"י טור, הוספנו להם x.</text:span><text:span text:style-name="T42"> </text:span></text:p>
        </text:list-item>
        <text:list-item>
          <text:p text:style-name="P20"><text:span text:style-name="T39">חזור לצעד 3</text:span><text:span text:style-name="T42">.</text:span></text:p>
        </text:list-item>
      </text:list>
      <text:p text:style-name="P21"><text:span text:style-name="T16"/></text:p>
      <text:p text:style-name="P38"><text:span text:style-name="T16">מ</text:span><text:span text:style-name="T13">ידע נוסף על האלגוריתם ההונגרי ניתן למצוא כאן:</text:span></text:p>
      <text:list xml:id="list577890668" text:style-name="L4">
        <text:list-item>
          <text:p text:style-name="P14"><text:span text:style-name="T56">http://www.hungarianalgorithm.com - הדגמה</text:span></text:p>
        </text:list-item>
        <text:list-item>
          <text:p text:style-name="P14"><text:span text:style-name="T56">http://www.math.harvard.edu/archive/20_spring_05/handouts/assignment_overheads.pdf - שקפים</text:span></text:p>
        </text:list-item>
      </text:list>
      <text:p text:style-name="P9"/>
      <text:p text:style-name="P10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0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1-31T18:43:29.371469371</dc:date>
    <meta:editing-duration>P9DT16H20M26S</meta:editing-duration>
    <meta:editing-cycles>1179</meta:editing-cycles>
    <meta:document-statistic meta:table-count="0" meta:image-count="0" meta:object-count="0" meta:page-count="1" meta:paragraph-count="53" meta:word-count="1004" meta:character-count="5463" meta:non-whitespace-character-count="4508"/>
  </office:meta>
</office:document-meta>
</file>